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Recv1_avg_time</text:p>
          </table:table-cell>
          <table:table-cell office:value-type="string" calcext:value-type="string">
            <text:p>Recv2_avg_time</text:p>
          </table:table-cell>
          <table:table-cell office:value-type="string" calcext:value-type="string">
            <text:p>Recv3_avg_time</text:p>
          </table:table-cell>
          <table:table-cell office:value-type="string" calcext:value-type="string">
            <text:p>Recv1_std_time</text:p>
          </table:table-cell>
          <table:table-cell office:value-type="string" calcext:value-type="string">
            <text:p>Recv2_std_time</text:p>
          </table:table-cell>
          <table:table-cell office:value-type="string" calcext:value-type="string">
            <text:p>Recv3_std_time</text:p>
          </table:table-cell>
          <table:table-cell office:value-type="string" calcext:value-type="string">
            <text:p>recv1_std_stable_value</text:p>
          </table:table-cell>
          <table:table-cell office:value-type="string" calcext:value-type="string">
            <text:p>recv2_std_stable_value</text:p>
          </table:table-cell>
          <table:table-cell office:value-type="string" calcext:value-type="string">
            <text:p>recv3_std_stable_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=0.1</text:p>
          </table:table-cell>
          <table:table-cell office:value-type="float" office:value="2072.54545455" calcext:value-type="float">
            <text:p>2072.54545455</text:p>
          </table:table-cell>
          <table:table-cell office:value-type="float" office:value="760.545454545" calcext:value-type="float">
            <text:p>760.545454545</text:p>
          </table:table-cell>
          <table:table-cell office:value-type="float" office:value="1769.45454545" calcext:value-type="float">
            <text:p>1769.45454545</text:p>
          </table:table-cell>
          <table:table-cell office:value-type="float" office:value="441.546736667" calcext:value-type="float">
            <text:p>441.546736667</text:p>
          </table:table-cell>
          <table:table-cell office:value-type="float" office:value="242.308730056" calcext:value-type="float">
            <text:p>242.308730056</text:p>
          </table:table-cell>
          <table:table-cell office:value-type="float" office:value="697.707071073" calcext:value-type="float">
            <text:p>697.707071073</text:p>
          </table:table-cell>
          <table:table-cell office:value-type="float" office:value="0.000513102862345" calcext:value-type="float">
            <text:p>0.0005131029</text:p>
          </table:table-cell>
          <table:table-cell office:value-type="float" office:value="0.000777112017739" calcext:value-type="float">
            <text:p>0.000777112</text:p>
          </table:table-cell>
          <table:table-cell office:value-type="float" office:value="0.000874459149041" calcext:value-type="float">
            <text:p>0.00087445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= 0.3</text:p>
          </table:table-cell>
          <table:table-cell office:value-type="float" office:value="2079" calcext:value-type="float">
            <text:p>2079</text:p>
          </table:table-cell>
          <table:table-cell office:value-type="float" office:value="1644.2" calcext:value-type="float">
            <text:p>1644.2</text:p>
          </table:table-cell>
          <table:table-cell office:value-type="float" office:value="2502.2" calcext:value-type="float">
            <text:p>2502.2</text:p>
          </table:table-cell>
          <table:table-cell office:value-type="float" office:value="1051.84124277" calcext:value-type="float">
            <text:p>1051.84124277</text:p>
          </table:table-cell>
          <table:table-cell office:value-type="float" office:value="1061.76935349" calcext:value-type="float">
            <text:p>1061.76935349</text:p>
          </table:table-cell>
          <table:table-cell office:value-type="float" office:value="859.638621748" calcext:value-type="float">
            <text:p>859.638621748</text:p>
          </table:table-cell>
          <table:table-cell office:value-type="float" office:value="0.00052077844986" calcext:value-type="float">
            <text:p>0.0005207784</text:p>
          </table:table-cell>
          <table:table-cell office:value-type="float" office:value="0.000435292106598" calcext:value-type="float">
            <text:p>0.0004352921</text:p>
          </table:table-cell>
          <table:table-cell office:value-type="float" office:value="0.000307777646911" calcext:value-type="float">
            <text:p>0.0003077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=0.5</text:p>
          </table:table-cell>
          <table:table-cell office:value-type="float" office:value="2357.6" calcext:value-type="float">
            <text:p>2357.6</text:p>
          </table:table-cell>
          <table:table-cell office:value-type="float" office:value="1391.6" calcext:value-type="float">
            <text:p>1391.6</text:p>
          </table:table-cell>
          <table:table-cell office:value-type="float" office:value="1929.4" calcext:value-type="float">
            <text:p>1929.4</text:p>
          </table:table-cell>
          <table:table-cell office:value-type="float" office:value="705.741199024" calcext:value-type="float">
            <text:p>705.741199024</text:p>
          </table:table-cell>
          <table:table-cell office:value-type="float" office:value="366.81254068" calcext:value-type="float">
            <text:p>366.81254068</text:p>
          </table:table-cell>
          <table:table-cell office:value-type="float" office:value="423.689320139" calcext:value-type="float">
            <text:p>423.689320139</text:p>
          </table:table-cell>
          <table:table-cell office:value-type="float" office:value="0.000152923159864" calcext:value-type="float">
            <text:p>0.0001529232</text:p>
          </table:table-cell>
          <table:table-cell office:value-type="float" office:value="0.000394958073603" calcext:value-type="float">
            <text:p>0.0003949581</text:p>
          </table:table-cell>
          <table:table-cell office:value-type="float" office:value="0.000188506369793" calcext:value-type="float">
            <text:p>0.00018850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=0.7</text:p>
          </table:table-cell>
          <table:table-cell office:value-type="float" office:value="2591.6" calcext:value-type="float">
            <text:p>2591.6</text:p>
          </table:table-cell>
          <table:table-cell office:value-type="float" office:value="1705.8" calcext:value-type="float">
            <text:p>1705.8</text:p>
          </table:table-cell>
          <table:table-cell office:value-type="float" office:value="2904.4" calcext:value-type="float">
            <text:p>2904.4</text:p>
          </table:table-cell>
          <table:table-cell office:value-type="float" office:value="704.885692861" calcext:value-type="float">
            <text:p>704.885692861</text:p>
          </table:table-cell>
          <table:table-cell office:value-type="float" office:value="607.399506091" calcext:value-type="float">
            <text:p>607.399506091</text:p>
          </table:table-cell>
          <table:table-cell office:value-type="float" office:value="838.685066041" calcext:value-type="float">
            <text:p>838.685066041</text:p>
          </table:table-cell>
          <table:table-cell office:value-type="float" office:value="0.000698814587315" calcext:value-type="float">
            <text:p>0.0006988146</text:p>
          </table:table-cell>
          <table:table-cell office:value-type="float" office:value="0.000452142431647" calcext:value-type="float">
            <text:p>0.0004521424</text:p>
          </table:table-cell>
          <table:table-cell office:value-type="float" office:value="0.000349674530133" calcext:value-type="float">
            <text:p>0.0003496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=0.9</text:p>
          </table:table-cell>
          <table:table-cell office:value-type="float" office:value="1818.2" calcext:value-type="float">
            <text:p>1818.2</text:p>
          </table:table-cell>
          <table:table-cell office:value-type="float" office:value="1344" calcext:value-type="float">
            <text:p>1344</text:p>
          </table:table-cell>
          <table:table-cell office:value-type="float" office:value="2671.4" calcext:value-type="float">
            <text:p>2671.4</text:p>
          </table:table-cell>
          <table:table-cell office:value-type="float" office:value="1090.23344289" calcext:value-type="float">
            <text:p>1090.23344289</text:p>
          </table:table-cell>
          <table:table-cell office:value-type="float" office:value="280.846577334" calcext:value-type="float">
            <text:p>280.846577334</text:p>
          </table:table-cell>
          <table:table-cell office:value-type="float" office:value="919.982086782" calcext:value-type="float">
            <text:p>919.982086782</text:p>
          </table:table-cell>
          <table:table-cell office:value-type="float" office:value="0.000176294132626" calcext:value-type="float">
            <text:p>0.0001762941</text:p>
          </table:table-cell>
          <table:table-cell office:value-type="float" office:value="0.000201510143338" calcext:value-type="float">
            <text:p>0.0002015101</text:p>
          </table:table-cell>
          <table:table-cell office:value-type="float" office:value="0.000195419403223" calcext:value-type="float">
            <text:p>0.000195419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11:08:49.328804775</meta:creation-date>
    <dc:date>2016-01-28T15:29:23.714396299</dc:date>
    <meta:editing-duration>PT3M3S</meta:editing-duration>
    <meta:editing-cycles>2</meta:editing-cycles>
    <meta:generator>LibreOffice/4.2.8.2$Linux_X86_64 LibreOffice_project/420m0$Build-2</meta:generator>
    <meta:document-statistic meta:table-count="1" meta:cell-count="60" meta:object-count="0"/>
  </office:meta>
</office:document-meta>
</file>